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SQL*Plus: Release 9.2.0.1.0 - Production on Fri Jul 7 10:38:38 2017</text:p>
      <text:p text:style-name="Standard"/>
      <text:p text:style-name="Standard">Copyright (c) 1982, 2002, Oracle Corporation. <text:s/>All rights reserved.</text:p>
      <text:p text:style-name="Standard"/>
      <text:p text:style-name="Standard"/>
      <text:p text:style-name="Standard">Connected to:</text:p>
      <text:p text:style-name="Standard">Oracle9i Enterprise Edition Release 9.2.0.1.0 - Production</text:p>
      <text:p text:style-name="Standard">With the Partitioning, OLAP and Oracle Data Mining options</text:p>
      <text:p text:style-name="Standard">JServer Release 9.2.0.1.0 - Production</text:p>
      <text:p text:style-name="Standard"/>
      <text:p text:style-name="Standard">SQL&gt; CREATE TABLE DEPOSIT (ACTNO VARCHAR2(5) ,CNAME VARCHAR2(18) , BNAME VARCHAR2(18) , AMOUNT NUMBE</text:p>
      <text:p text:style-name="Standard">R(8,2) ,ADATE DATE);</text:p>
      <text:p text:style-name="Standard"/>
      <text:p text:style-name="Standard">Table created.</text:p>
      <text:p text:style-name="Standard"/>
      <text:p text:style-name="Standard">SQL&gt; CREATE TABLE BRANCH(BNAME VARCHAR2(18),CITY VARCHAR2(18));</text:p>
      <text:p text:style-name="Standard"/>
      <text:p text:style-name="Standard">Table created.</text:p>
      <text:p text:style-name="Standard"/>
      <text:p text:style-name="Standard">SQL&gt; CREATE TABLE CUSTOMERS(CNAME VARCHAR2(19) ,CITY VARCHAR2(18));</text:p>
      <text:p text:style-name="Standard"/>
      <text:p text:style-name="Standard">Table created.</text:p>
      <text:p text:style-name="Standard"/>
      <text:p text:style-name="Standard">SQL&gt; CREATE TABLE BORROW(LOANNO VARCHAR2(5), CNAME VARCHAR2(18), BNAME VARCHAR2(18), AMOUNT NUMBER (</text:p>
      <text:p text:style-name="Standard">8,2));</text:p>
      <text:p text:style-name="Standard"/>
      <text:p text:style-name="Standard">Table created.</text:p>
      <text:p text:style-name="Standard"/>
      <text:p text:style-name="Standard">SQL&gt; INSERT INTO DEPOSIT</text:p>
      <text:p text:style-name="Standard"><text:s text:c="2"/>2 <text:s/>VALUES(100,'ANIL','VRCE',1000.00,'01-MAR-1995')</text:p>
      <text:p text:style-name="Standard"><text:s text:c="2"/>3 <text:s/>;</text:p>
      <text:p text:style-name="Standard"/>
      <text:p text:style-name="Standard">1 row created.</text:p>
      <text:p text:style-name="Standard"/>
      <text:p text:style-name="Standard"><text:s text:c="2"/>1 <text:s/>INSERT INTO DEPOSIT</text:p>
      <text:p text:style-name="Standard"><text:s text:c="2"/>2* VALUES(&amp;ACTNO,'&amp;CNAME','&amp;BNAME',&amp;AMOUNT,'&amp;ADATE')</text:p>
      <text:p text:style-name="Standard">SQL&gt; /</text:p>
      <text:p text:style-name="Standard">Enter value for actno: 101</text:p>
      <text:p text:style-name="Standard">Enter value for cname: SUNIL</text:p>
      <text:p text:style-name="Standard">Enter value for bname: AJNI</text:p>
      <text:p text:style-name="Standard">Enter value for amount: 5000.00</text:p>
      <text:p text:style-name="Standard">Enter value for adate: 04-JAN-1996</text:p>
      <text:p text:style-name="Standard">old <text:s text:c="2"/>2: VALUES(&amp;ACTNO,'&amp;CNAME','&amp;BNAME',&amp;AMOUNT,'&amp;ADATE')</text:p>
      <text:p text:style-name="Standard">new <text:s text:c="2"/>2: VALUES(101,'SUNIL','AJNI',5000.00,'04-JAN-1996')</text:p>
      <text:p text:style-name="Standard"/>
      <text:p text:style-name="Standard">1 row created.</text:p>
      <text:p text:style-name="Standard"/>
      <text:p text:style-name="Standard">SQL&gt; /</text:p>
      <text:p text:style-name="Standard">Enter value for actno: 102</text:p>
      <text:p text:style-name="Standard"><text:soft-page-break/>Enter value for cname: MEHUL</text:p>
      <text:p text:style-name="Standard">Enter value for bname: KAROLBAGH]</text:p>
      <text:p text:style-name="Standard">Enter value for amount: 3500.00</text:p>
      <text:p text:style-name="Standard">Enter value for adate: 17-NOV-1995</text:p>
      <text:p text:style-name="Standard">old <text:s text:c="2"/>2: VALUES(&amp;ACTNO,'&amp;CNAME','&amp;BNAME',&amp;AMOUNT,'&amp;ADATE')</text:p>
      <text:p text:style-name="Standard">new <text:s text:c="2"/>2: VALUES(102,'MEHUL','KAROLBAGH]',3500.00,'17-NOV-1995')</text:p>
      <text:p text:style-name="Standard"/>
      <text:p text:style-name="Standard">1 row created.</text:p>
      <text:p text:style-name="Standard"/>
      <text:p text:style-name="Standard">SQL&gt; /</text:p>
      <text:p text:style-name="Standard">Enter value for actno: 104</text:p>
      <text:p text:style-name="Standard">Enter value for cname: MADHURI</text:p>
      <text:p text:style-name="Standard">Enter value for bname: CHANDI</text:p>
      <text:p text:style-name="Standard">Enter value for amount: 1200</text:p>
      <text:p text:style-name="Standard">Enter value for adate: 17-DEC-1995</text:p>
      <text:p text:style-name="Standard">old <text:s text:c="2"/>2: VALUES(&amp;ACTNO,'&amp;CNAME','&amp;BNAME',&amp;AMOUNT,'&amp;ADATE')</text:p>
      <text:p text:style-name="Standard">new <text:s text:c="2"/>2: VALUES(104,'MADHURI','CHANDI',1200,'17-DEC-1995')</text:p>
      <text:p text:style-name="Standard"/>
      <text:p text:style-name="Standard">1 row created.</text:p>
      <text:p text:style-name="Standard"/>
      <text:p text:style-name="Standard">SQL&gt; /</text:p>
      <text:p text:style-name="Standard">Enter value for actno: 105</text:p>
      <text:p text:style-name="Standard">Enter value for cname: PRMOD</text:p>
      <text:p text:style-name="Standard">Enter value for bname: M.G.ROAD</text:p>
      <text:p text:style-name="Standard">Enter value for amount: 3000</text:p>
      <text:p text:style-name="Standard">Enter value for adate: 27-MAR-1996</text:p>
      <text:p text:style-name="Standard">old <text:s text:c="2"/>2: VALUES(&amp;ACTNO,'&amp;CNAME','&amp;BNAME',&amp;AMOUNT,'&amp;ADATE')</text:p>
      <text:p text:style-name="Standard">new <text:s text:c="2"/>2: VALUES(105,'PRMOD','M.G.ROAD',3000,'27-MAR-1996')</text:p>
      <text:p text:style-name="Standard"/>
      <text:p text:style-name="Standard">1 row created.</text:p>
      <text:p text:style-name="Standard"/>
      <text:p text:style-name="Standard">SQL&gt; /</text:p>
      <text:p text:style-name="Standard">Enter value for actno: 106</text:p>
      <text:p text:style-name="Standard">Enter value for cname: SANDIP</text:p>
      <text:p text:style-name="Standard">Enter value for bname: ANDHERI</text:p>
      <text:p text:style-name="Standard">Enter value for amount: 2000</text:p>
      <text:p text:style-name="Standard">Enter value for adate: 31-MAR-1996</text:p>
      <text:p text:style-name="Standard">old <text:s text:c="2"/>2: VALUES(&amp;ACTNO,'&amp;CNAME','&amp;BNAME',&amp;AMOUNT,'&amp;ADATE')</text:p>
      <text:p text:style-name="Standard">new <text:s text:c="2"/>2: VALUES(106,'SANDIP','ANDHERI',2000,'31-MAR-1996')</text:p>
      <text:p text:style-name="Standard"/>
      <text:p text:style-name="Standard">1 row created.</text:p>
      <text:p text:style-name="Standard"/>
      <text:p text:style-name="Standard">SQL&gt; /</text:p>
      <text:p text:style-name="Standard">Enter value for actno: 107</text:p>
      <text:p text:style-name="Standard">Enter value for cname: SHIVANI</text:p>
      <text:p text:style-name="Standard">Enter value for bname: VIRAR</text:p>
      <text:p text:style-name="Standard">Enter value for amount: 1000</text:p>
      <text:p text:style-name="Standard">Enter value for adate: 05-SEP-1995</text:p>
      <text:p text:style-name="Standard">old <text:s text:c="2"/>2: VALUES(&amp;ACTNO,'&amp;CNAME','&amp;BNAME',&amp;AMOUNT,'&amp;ADATE')</text:p>
      <text:p text:style-name="Standard">new <text:s text:c="2"/>2: VALUES(107,'SHIVANI','VIRAR',1000,'05-SEP-1995')</text:p>
      <text:p text:style-name="Standard"/>
      <text:p text:style-name="Standard">1 row created.</text:p>
      <text:p text:style-name="Standard"><text:soft-page-break/></text:p>
      <text:p text:style-name="Standard">SQL&gt; /</text:p>
      <text:p text:style-name="Standard">Enter value for actno: 108</text:p>
      <text:p text:style-name="Standard">Enter value for cname: KRANTI</text:p>
      <text:p text:style-name="Standard">Enter value for bname: NEHRU PLACE</text:p>
      <text:p text:style-name="Standard">Enter value for amount: 5000</text:p>
      <text:p text:style-name="Standard">Enter value for adate: 02-JUL-1995</text:p>
      <text:p text:style-name="Standard">old <text:s text:c="2"/>2: VALUES(&amp;ACTNO,'&amp;CNAME','&amp;BNAME',&amp;AMOUNT,'&amp;ADATE')</text:p>
      <text:p text:style-name="Standard">new <text:s text:c="2"/>2: VALUES(108,'KRANTI','NEHRU PLACE',5000,'02-JUL-1995')</text:p>
      <text:p text:style-name="Standard"/>
      <text:p text:style-name="Standard">1 row created.</text:p>
      <text:p text:style-name="Standard"/>
      <text:p text:style-name="Standard">SQL&gt; /</text:p>
      <text:p text:style-name="Standard">Enter value for actno: 109</text:p>
      <text:p text:style-name="Standard">Enter value for cname: MINU</text:p>
      <text:p text:style-name="Standard">Enter value for bname: POWAI</text:p>
      <text:p text:style-name="Standard">Enter value for amount: 7000</text:p>
      <text:p text:style-name="Standard">Enter value for adate: 10-AUG-1995</text:p>
      <text:p text:style-name="Standard">old <text:s text:c="2"/>2: VALUES(&amp;ACTNO,'&amp;CNAME','&amp;BNAME',&amp;AMOUNT,'&amp;ADATE')</text:p>
      <text:p text:style-name="Standard">new <text:s text:c="2"/>2: VALUES(109,'MINU','POWAI',7000,'10-AUG-1995')</text:p>
      <text:p text:style-name="Standard"/>
      <text:p text:style-name="Standard">1 row created.</text:p>
      <text:p text:style-name="Standard"/>
      <text:p text:style-name="Standard">SQL&gt; SELECT * FROM DEPOSIT;</text:p>
      <text:p text:style-name="Standard"/>
      <text:p text:style-name="Standard">ACTNO CNAME <text:s text:c="13"/>BNAME <text:s text:c="17"/>AMOUNT ADATE</text:p>
      <text:p text:style-name="Standard">----- ------------------ ------------------ ---------- ---------</text:p>
      <text:p text:style-name="Standard">100 <text:s text:c="2"/>ANIL <text:s text:c="14"/>VRCE <text:s text:c="20"/>1000 01-MAR-95</text:p>
      <text:p text:style-name="Standard">101 <text:s text:c="2"/>SUNIL <text:s text:c="13"/>AJNI <text:s text:c="20"/>5000 04-JAN-96</text:p>
      <text:p text:style-name="Standard">102 <text:s text:c="2"/>MEHUL <text:s text:c="13"/>KAROLBAGH] <text:s text:c="14"/>3500 17-NOV-95</text:p>
      <text:p text:style-name="Standard">104 <text:s text:c="2"/>MADHURI <text:s text:c="11"/>CHANDI <text:s text:c="18"/>1200 17-DEC-95</text:p>
      <text:p text:style-name="Standard">105 <text:s text:c="2"/>PRMOD <text:s text:c="13"/>M.G.ROAD <text:s text:c="16"/>3000 27-MAR-96</text:p>
      <text:p text:style-name="Standard">106 <text:s text:c="2"/>SANDIP <text:s text:c="12"/>ANDHERI <text:s text:c="17"/>2000 31-MAR-96</text:p>
      <text:p text:style-name="Standard">107 <text:s text:c="2"/>SHIVANI <text:s text:c="11"/>VIRAR <text:s text:c="19"/>1000 05-SEP-95</text:p>
      <text:p text:style-name="Standard">108 <text:s text:c="2"/>KRANTI <text:s text:c="12"/>NEHRU PLACE <text:s text:c="13"/>5000 02-JUL-95</text:p>
      <text:p text:style-name="Standard">109 <text:s text:c="2"/>MINU <text:s text:c="14"/>POWAI <text:s text:c="19"/>7000 10-AUG-95</text:p>
      <text:p text:style-name="Standard"/>
      <text:p text:style-name="Standard">9 rows selected.</text:p>
      <text:p text:style-name="Standard"/>
      <text:p text:style-name="Standard">SQL&gt; ][]POI</text:p>
      <text:p text:style-name="Standard">SP2-0042: unknown command "][]POI" - rest of line ignored.</text:p>
      <text:p text:style-name="Standard">SQL&gt; LOU9HJ8</text:p>
      <text:p text:style-name="Standard">SP2-0042: unknown command "LOU9HJ8" - rest of line ignored.</text:p>
      <text:p text:style-name="Standard">SQL&gt; -85852</text:p>
      <text:p text:style-name="Standard">SP2-0226: Invalid line number</text:p>
      <text:p text:style-name="Standard">SQL&gt; UPDATE DEPOSIT</text:p>
      <text:p text:style-name="Standard"><text:s text:c="2"/>2 <text:s/>SET BNAME='KAROLBAGH'</text:p>
      <text:p text:style-name="Standard"><text:s text:c="2"/>3 <text:s/>WHERE ACTNO=102</text:p>
      <text:p text:style-name="Standard"><text:s text:c="2"/>4 <text:s/>;</text:p>
      <text:p text:style-name="Standard"/>
      <text:p text:style-name="Standard">1 row updated.</text:p>
      <text:p text:style-name="Standard"/>
      <text:p text:style-name="Standard"><text:soft-page-break/>SQL&gt; SELECT * FROM DEPOSIT</text:p>
      <text:p text:style-name="Standard"><text:s text:c="2"/>2 <text:s/>;</text:p>
      <text:p text:style-name="Standard"/>
      <text:p text:style-name="Standard">ACTNO CNAME <text:s text:c="13"/>BNAME <text:s text:c="17"/>AMOUNT ADATE</text:p>
      <text:p text:style-name="Standard">----- ------------------ ------------------ ---------- ---------</text:p>
      <text:p text:style-name="Standard">100 <text:s text:c="2"/>ANIL <text:s text:c="14"/>VRCE <text:s text:c="20"/>1000 01-MAR-95</text:p>
      <text:p text:style-name="Standard">101 <text:s text:c="2"/>SUNIL <text:s text:c="13"/>AJNI <text:s text:c="20"/>5000 04-JAN-96</text:p>
      <text:p text:style-name="Standard">102 <text:s text:c="2"/>MEHUL <text:s text:c="13"/>KAROLBAGH <text:s text:c="15"/>3500 17-NOV-95</text:p>
      <text:p text:style-name="Standard">104 <text:s text:c="2"/>MADHURI <text:s text:c="11"/>CHANDI <text:s text:c="18"/>1200 17-DEC-95</text:p>
      <text:p text:style-name="Standard">105 <text:s text:c="2"/>PRMOD <text:s text:c="13"/>M.G.ROAD <text:s text:c="16"/>3000 27-MAR-96</text:p>
      <text:p text:style-name="Standard">106 <text:s text:c="2"/>SANDIP <text:s text:c="12"/>ANDHERI <text:s text:c="17"/>2000 31-MAR-96</text:p>
      <text:p text:style-name="Standard">107 <text:s text:c="2"/>SHIVANI <text:s text:c="11"/>VIRAR <text:s text:c="19"/>1000 05-SEP-95</text:p>
      <text:p text:style-name="Standard">108 <text:s text:c="2"/>KRANTI <text:s text:c="12"/>NEHRU PLACE <text:s text:c="13"/>5000 02-JUL-95</text:p>
      <text:p text:style-name="Standard">109 <text:s text:c="2"/>MINU <text:s text:c="14"/>POWAI <text:s text:c="19"/>7000 10-AUG-95</text:p>
      <text:p text:style-name="Standard"/>
      <text:p text:style-name="Standard">9 rows selected.</text:p>
      <text:p text:style-name="Standard"/>
      <text:p text:style-name="Standard">SQL&gt; INSERT INTO BRANCH</text:p>
      <text:p text:style-name="Standard"><text:s text:c="2"/>2 <text:s/>VALUES('&amp;BNAME','&amp;CITY')</text:p>
      <text:p text:style-name="Standard"><text:s text:c="2"/>3 <text:s/>;</text:p>
      <text:p text:style-name="Standard">Enter value for bname: VRCE</text:p>
      <text:p text:style-name="Standard">Enter value for city: NAGPUR</text:p>
      <text:p text:style-name="Standard">old <text:s text:c="2"/>2: VALUES('&amp;BNAME','&amp;CITY')</text:p>
      <text:p text:style-name="Standard">new <text:s text:c="2"/>2: VALUES('VRCE','NAGPUR')</text:p>
      <text:p text:style-name="Standard"/>
      <text:p text:style-name="Standard">1 row created.</text:p>
      <text:p text:style-name="Standard"/>
      <text:p text:style-name="Standard">SQL&gt; AJNI</text:p>
      <text:p text:style-name="Standard">SP2-0042: unknown command "AJNI" - rest of line ignored.</text:p>
      <text:p text:style-name="Standard">SQL&gt; /</text:p>
      <text:p text:style-name="Standard">Enter value for bname: AJNI</text:p>
      <text:p text:style-name="Standard">Enter value for city: NAGPUR</text:p>
      <text:p text:style-name="Standard">old <text:s text:c="2"/>2: VALUES('&amp;BNAME','&amp;CITY')</text:p>
      <text:p text:style-name="Standard">new <text:s text:c="2"/>2: VALUES('AJNI','NAGPUR')</text:p>
      <text:p text:style-name="Standard"/>
      <text:p text:style-name="Standard">1 row created.</text:p>
      <text:p text:style-name="Standard"/>
      <text:p text:style-name="Standard">SQL&gt; /</text:p>
      <text:p text:style-name="Standard">Enter value for bname: KAROLBAGH</text:p>
      <text:p text:style-name="Standard">Enter value for city: DELHI</text:p>
      <text:p text:style-name="Standard">old <text:s text:c="2"/>2: VALUES('&amp;BNAME','&amp;CITY')</text:p>
      <text:p text:style-name="Standard">new <text:s text:c="2"/>2: VALUES('KAROLBAGH','DELHI')</text:p>
      <text:p text:style-name="Standard"/>
      <text:p text:style-name="Standard">1 row created.</text:p>
      <text:p text:style-name="Standard"/>
      <text:p text:style-name="Standard">SQL&gt; /</text:p>
      <text:p text:style-name="Standard">Enter value for bname: CHANDI</text:p>
      <text:p text:style-name="Standard">Enter value for city: DELHI</text:p>
      <text:p text:style-name="Standard">old <text:s text:c="2"/>2: VALUES('&amp;BNAME','&amp;CITY')</text:p>
      <text:p text:style-name="Standard">new <text:s text:c="2"/>2: VALUES('CHANDI','DELHI')</text:p>
      <text:p text:style-name="Standard"/>
      <text:p text:style-name="Standard">1 row created.</text:p>
      <text:p text:style-name="Standard"><text:soft-page-break/></text:p>
      <text:p text:style-name="Standard">SQL&gt; /</text:p>
      <text:p text:style-name="Standard">Enter value for bname: DHARAMPETH</text:p>
      <text:p text:style-name="Standard">Enter value for city: NAGPUR</text:p>
      <text:p text:style-name="Standard">old <text:s text:c="2"/>2: VALUES('&amp;BNAME','&amp;CITY')</text:p>
      <text:p text:style-name="Standard">new <text:s text:c="2"/>2: VALUES('DHARAMPETH','NAGPUR')</text:p>
      <text:p text:style-name="Standard"/>
      <text:p text:style-name="Standard">1 row created.</text:p>
      <text:p text:style-name="Standard"/>
      <text:p text:style-name="Standard">SQL&gt; /</text:p>
      <text:p text:style-name="Standard">Enter value for bname: M.G.ROAD</text:p>
      <text:p text:style-name="Standard">Enter value for city: BANGLORE</text:p>
      <text:p text:style-name="Standard">old <text:s text:c="2"/>2: VALUES('&amp;BNAME','&amp;CITY')</text:p>
      <text:p text:style-name="Standard">new <text:s text:c="2"/>2: VALUES('M.G.ROAD','BANGLORE')</text:p>
      <text:p text:style-name="Standard"/>
      <text:p text:style-name="Standard">1 row created.</text:p>
      <text:p text:style-name="Standard"/>
      <text:p text:style-name="Standard">SQL&gt; /</text:p>
      <text:p text:style-name="Standard">Enter value for bname: ANDHERI</text:p>
      <text:p text:style-name="Standard">Enter value for city: BOMBAY</text:p>
      <text:p text:style-name="Standard">old <text:s text:c="2"/>2: VALUES('&amp;BNAME','&amp;CITY')</text:p>
      <text:p text:style-name="Standard">new <text:s text:c="2"/>2: VALUES('ANDHERI','BOMBAY')</text:p>
      <text:p text:style-name="Standard"/>
      <text:p text:style-name="Standard">1 row created.</text:p>
      <text:p text:style-name="Standard"/>
      <text:p text:style-name="Standard">SQL&gt; /</text:p>
      <text:p text:style-name="Standard">Enter value for bname: VIRAR</text:p>
      <text:p text:style-name="Standard">Enter value for city: BOMBAY</text:p>
      <text:p text:style-name="Standard">old <text:s text:c="2"/>2: VALUES('&amp;BNAME','&amp;CITY')</text:p>
      <text:p text:style-name="Standard">new <text:s text:c="2"/>2: VALUES('VIRAR','BOMBAY')</text:p>
      <text:p text:style-name="Standard"/>
      <text:p text:style-name="Standard">1 row created.</text:p>
      <text:p text:style-name="Standard"/>
      <text:p text:style-name="Standard">SQL&gt; /</text:p>
      <text:p text:style-name="Standard">Enter value for bname: NEHRU PLACE</text:p>
      <text:p text:style-name="Standard">Enter value for city: DELHI</text:p>
      <text:p text:style-name="Standard">old <text:s text:c="2"/>2: VALUES('&amp;BNAME','&amp;CITY')</text:p>
      <text:p text:style-name="Standard">new <text:s text:c="2"/>2: VALUES('NEHRU PLACE','DELHI')</text:p>
      <text:p text:style-name="Standard"/>
      <text:p text:style-name="Standard">1 row created.</text:p>
      <text:p text:style-name="Standard"/>
      <text:p text:style-name="Standard">SQL&gt; /</text:p>
      <text:p text:style-name="Standard">Enter value for bname: POWAI</text:p>
      <text:p text:style-name="Standard">Enter value for city: BOMBAY</text:p>
      <text:p text:style-name="Standard">old <text:s text:c="2"/>2: VALUES('&amp;BNAME','&amp;CITY')</text:p>
      <text:p text:style-name="Standard">new <text:s text:c="2"/>2: VALUES('POWAI','BOMBAY')</text:p>
      <text:p text:style-name="Standard"/>
      <text:p text:style-name="Standard">1 row created.</text:p>
      <text:p text:style-name="Standard"/>
      <text:p text:style-name="Standard">SQL&gt; SELECT * FROM BRANCH;</text:p>
      <text:p text:style-name="Standard"/>
      <text:p text:style-name="Standard">BNAME <text:s text:c="13"/>CITY</text:p>
      <text:p text:style-name="Standard"><text:soft-page-break/>------------------ ------------------</text:p>
      <text:p text:style-name="Standard">VRCE <text:s text:c="14"/>NAGPUR</text:p>
      <text:p text:style-name="Standard">AJNI <text:s text:c="14"/>NAGPUR</text:p>
      <text:p text:style-name="Standard">KAROLBAGH <text:s text:c="9"/>DELHI</text:p>
      <text:p text:style-name="Standard">CHANDI <text:s text:c="12"/>DELHI</text:p>
      <text:p text:style-name="Standard">DHARAMPETH <text:s text:c="8"/>NAGPUR</text:p>
      <text:p text:style-name="Standard">M.G.ROAD <text:s text:c="10"/>BANGLORE</text:p>
      <text:p text:style-name="Standard">ANDHERI <text:s text:c="11"/>BOMBAY</text:p>
      <text:p text:style-name="Standard">VIRAR <text:s text:c="13"/>BOMBAY</text:p>
      <text:p text:style-name="Standard">NEHRU PLACE <text:s text:c="7"/>DELHI</text:p>
      <text:p text:style-name="Standard">POWAI <text:s text:c="13"/>BOMBAY</text:p>
      <text:p text:style-name="Standard"/>
      <text:p text:style-name="Standard">10 rows selected.</text:p>
      <text:p text:style-name="Standard"/>
      <text:p text:style-name="Standard">SQL&gt; INSERT INTO CUSTOMERS</text:p>
      <text:p text:style-name="Standard"><text:s text:c="2"/>2 <text:s/>VALUES('&amp;CNAME','&amp;CITY');</text:p>
      <text:p text:style-name="Standard">Enter value for cname: ANIL</text:p>
      <text:p text:style-name="Standard">Enter value for city: CALCUTTA</text:p>
      <text:p text:style-name="Standard">old <text:s text:c="2"/>2: VALUES('&amp;CNAME','&amp;CITY')</text:p>
      <text:p text:style-name="Standard">new <text:s text:c="2"/>2: VALUES('ANIL','CALCUTTA')</text:p>
      <text:p text:style-name="Standard"/>
      <text:p text:style-name="Standard">1 row created.</text:p>
      <text:p text:style-name="Standard"/>
      <text:p text:style-name="Standard">SQL&gt; /</text:p>
      <text:p text:style-name="Standard">Enter value for cname: SUNIL</text:p>
      <text:p text:style-name="Standard">Enter value for city: DELHI</text:p>
      <text:p text:style-name="Standard">old <text:s text:c="2"/>2: VALUES('&amp;CNAME','&amp;CITY')</text:p>
      <text:p text:style-name="Standard">new <text:s text:c="2"/>2: VALUES('SUNIL','DELHI')</text:p>
      <text:p text:style-name="Standard"/>
      <text:p text:style-name="Standard">1 row created.</text:p>
      <text:p text:style-name="Standard"/>
      <text:p text:style-name="Standard">SQL&gt; /</text:p>
      <text:p text:style-name="Standard">Enter value for cname: MEHUL</text:p>
      <text:p text:style-name="Standard">Enter value for city: BARODA</text:p>
      <text:p text:style-name="Standard">old <text:s text:c="2"/>2: VALUES('&amp;CNAME','&amp;CITY')</text:p>
      <text:p text:style-name="Standard">new <text:s text:c="2"/>2: VALUES('MEHUL','BARODA')</text:p>
      <text:p text:style-name="Standard"/>
      <text:p text:style-name="Standard">1 row created.</text:p>
      <text:p text:style-name="Standard"/>
      <text:p text:style-name="Standard">SQL&gt; /</text:p>
      <text:p text:style-name="Standard">Enter value for cname: MANDAR</text:p>
      <text:p text:style-name="Standard">Enter value for city: PATNA</text:p>
      <text:p text:style-name="Standard">old <text:s text:c="2"/>2: VALUES('&amp;CNAME','&amp;CITY')</text:p>
      <text:p text:style-name="Standard">new <text:s text:c="2"/>2: VALUES('MANDAR','PATNA')</text:p>
      <text:p text:style-name="Standard"/>
      <text:p text:style-name="Standard">1 row created.</text:p>
      <text:p text:style-name="Standard"/>
      <text:p text:style-name="Standard">SQL&gt; /</text:p>
      <text:p text:style-name="Standard">Enter value for cname: MADHURI</text:p>
      <text:p text:style-name="Standard">Enter value for city: NAGPUR</text:p>
      <text:p text:style-name="Standard">old <text:s text:c="2"/>2: VALUES('&amp;CNAME','&amp;CITY')</text:p>
      <text:p text:style-name="Standard">new <text:s text:c="2"/>2: VALUES('MADHURI','NAGPUR')</text:p>
      <text:p text:style-name="Standard"><text:soft-page-break/></text:p>
      <text:p text:style-name="Standard">1 row created.</text:p>
      <text:p text:style-name="Standard"/>
      <text:p text:style-name="Standard">SQL&gt; /</text:p>
      <text:p text:style-name="Standard">Enter value for cname: PRAMOD</text:p>
      <text:p text:style-name="Standard">Enter value for city: NAGPUR</text:p>
      <text:p text:style-name="Standard">old <text:s text:c="2"/>2: VALUES('&amp;CNAME','&amp;CITY')</text:p>
      <text:p text:style-name="Standard">new <text:s text:c="2"/>2: VALUES('PRAMOD','NAGPUR')</text:p>
      <text:p text:style-name="Standard"/>
      <text:p text:style-name="Standard">1 row created.</text:p>
      <text:p text:style-name="Standard"/>
      <text:p text:style-name="Standard">SQL&gt; /</text:p>
      <text:p text:style-name="Standard">Enter value for cname: SANDIP</text:p>
      <text:p text:style-name="Standard">Enter value for city: SURAT</text:p>
      <text:p text:style-name="Standard">old <text:s text:c="2"/>2: VALUES('&amp;CNAME','&amp;CITY')</text:p>
      <text:p text:style-name="Standard">new <text:s text:c="2"/>2: VALUES('SANDIP','SURAT')</text:p>
      <text:p text:style-name="Standard"/>
      <text:p text:style-name="Standard">1 row created.</text:p>
      <text:p text:style-name="Standard"/>
      <text:p text:style-name="Standard">SQL&gt; /</text:p>
      <text:p text:style-name="Standard">Enter value for cname: SHIVANI</text:p>
      <text:p text:style-name="Standard">Enter value for city: BOMBAY</text:p>
      <text:p text:style-name="Standard">old <text:s text:c="2"/>2: VALUES('&amp;CNAME','&amp;CITY')</text:p>
      <text:p text:style-name="Standard">new <text:s text:c="2"/>2: VALUES('SHIVANI','BOMBAY')</text:p>
      <text:p text:style-name="Standard"/>
      <text:p text:style-name="Standard">1 row created.</text:p>
      <text:p text:style-name="Standard"/>
      <text:p text:style-name="Standard">SQL&gt; /</text:p>
      <text:p text:style-name="Standard">Enter value for cname: KRANTI</text:p>
      <text:p text:style-name="Standard">Enter value for city: BOMBAY</text:p>
      <text:p text:style-name="Standard">old <text:s text:c="2"/>2: VALUES('&amp;CNAME','&amp;CITY')</text:p>
      <text:p text:style-name="Standard">new <text:s text:c="2"/>2: VALUES('KRANTI','BOMBAY')</text:p>
      <text:p text:style-name="Standard"/>
      <text:p text:style-name="Standard">1 row created.</text:p>
      <text:p text:style-name="Standard"/>
      <text:p text:style-name="Standard">SQL&gt; /</text:p>
      <text:p text:style-name="Standard">Enter value for cname: NAREN</text:p>
      <text:p text:style-name="Standard">Enter value for city: BOMBAY</text:p>
      <text:p text:style-name="Standard">old <text:s text:c="2"/>2: VALUES('&amp;CNAME','&amp;CITY')</text:p>
      <text:p text:style-name="Standard">new <text:s text:c="2"/>2: VALUES('NAREN','BOMBAY')</text:p>
      <text:p text:style-name="Standard"/>
      <text:p text:style-name="Standard">1 row created.</text:p>
      <text:p text:style-name="Standard"/>
      <text:p text:style-name="Standard">SQL&gt; SELECT * FROM CUSTOMERS</text:p>
      <text:p text:style-name="Standard"><text:s text:c="2"/>2 <text:s/>;</text:p>
      <text:p text:style-name="Standard"/>
      <text:p text:style-name="Standard">CNAME <text:s text:c="14"/>CITY</text:p>
      <text:p text:style-name="Standard">------------------- ------------------</text:p>
      <text:p text:style-name="Standard">ANIL <text:s text:c="15"/>CALCUTTA</text:p>
      <text:p text:style-name="Standard">SUNIL <text:s text:c="14"/>DELHI</text:p>
      <text:p text:style-name="Standard">MEHUL <text:s text:c="14"/>BARODA</text:p>
      <text:p text:style-name="Standard">MANDAR <text:s text:c="13"/>PATNA</text:p>
      <text:p text:style-name="Standard"><text:soft-page-break/>MADHURI <text:s text:c="12"/>NAGPUR</text:p>
      <text:p text:style-name="Standard">PRAMOD <text:s text:c="13"/>NAGPUR</text:p>
      <text:p text:style-name="Standard">SANDIP <text:s text:c="13"/>SURAT</text:p>
      <text:p text:style-name="Standard">SHIVANI <text:s text:c="12"/>BOMBAY</text:p>
      <text:p text:style-name="Standard">KRANTI <text:s text:c="13"/>BOMBAY</text:p>
      <text:p text:style-name="Standard">NAREN <text:s text:c="14"/>BOMBAY</text:p>
      <text:p text:style-name="Standard"/>
      <text:p text:style-name="Standard">10 rows selected.</text:p>
      <text:p text:style-name="Standard"/>
      <text:p text:style-name="Standard">SQL&gt; INSERT INTO BORROW</text:p>
      <text:p text:style-name="Standard"><text:s text:c="2"/>2 <text:s/>VALUES('&amp;LOANNO','&amp;CNAME','&amp;BNAME',&amp;AMOUNT)</text:p>
      <text:p text:style-name="Standard"><text:s text:c="2"/>3 <text:s/>;</text:p>
      <text:p text:style-name="Standard">Enter value for loanno: 201</text:p>
      <text:p text:style-name="Standard">Enter value for cname: ANIL</text:p>
      <text:p text:style-name="Standard">Enter value for bname: VRCE</text:p>
      <text:p text:style-name="Standard">Enter value for amount: 1000</text:p>
      <text:p text:style-name="Standard">old <text:s text:c="2"/>2: VALUES('&amp;LOANNO','&amp;CNAME','&amp;BNAME',&amp;AMOUNT)</text:p>
      <text:p text:style-name="Standard">new <text:s text:c="2"/>2: VALUES('201','ANIL','VRCE',1000)</text:p>
      <text:p text:style-name="Standard"/>
      <text:p text:style-name="Standard">1 row created.</text:p>
      <text:p text:style-name="Standard"/>
      <text:p text:style-name="Standard">SQL&gt; /</text:p>
      <text:p text:style-name="Standard">Enter value for loanno: 206</text:p>
      <text:p text:style-name="Standard">Enter value for cname: MEHUL</text:p>
      <text:p text:style-name="Standard">Enter value for bname: AJNI</text:p>
      <text:p text:style-name="Standard">Enter value for amount: 5000</text:p>
      <text:p text:style-name="Standard">old <text:s text:c="2"/>2: VALUES('&amp;LOANNO','&amp;CNAME','&amp;BNAME',&amp;AMOUNT)</text:p>
      <text:p text:style-name="Standard">new <text:s text:c="2"/>2: VALUES('206','MEHUL','AJNI',5000)</text:p>
      <text:p text:style-name="Standard"/>
      <text:p text:style-name="Standard">1 row created.</text:p>
      <text:p text:style-name="Standard"/>
      <text:p text:style-name="Standard">SQL&gt; /</text:p>
      <text:p text:style-name="Standard">Enter value for loanno: 311</text:p>
      <text:p text:style-name="Standard">Enter value for cname: SUNIL</text:p>
      <text:p text:style-name="Standard">Enter value for bname: DHARAMPETH</text:p>
      <text:p text:style-name="Standard">Enter value for amount: 3000</text:p>
      <text:p text:style-name="Standard">old <text:s text:c="2"/>2: VALUES('&amp;LOANNO','&amp;CNAME','&amp;BNAME',&amp;AMOUNT)</text:p>
      <text:p text:style-name="Standard">new <text:s text:c="2"/>2: VALUES('311','SUNIL','DHARAMPETH',3000)</text:p>
      <text:p text:style-name="Standard"/>
      <text:p text:style-name="Standard">1 row created.</text:p>
      <text:p text:style-name="Standard"/>
      <text:p text:style-name="Standard">SQL&gt; /</text:p>
      <text:p text:style-name="Standard">Enter value for loanno: 321</text:p>
      <text:p text:style-name="Standard">Enter value for cname: MADHURI</text:p>
      <text:p text:style-name="Standard">Enter value for bname: ANDHERI</text:p>
      <text:p text:style-name="Standard">Enter value for amount: 2000</text:p>
      <text:p text:style-name="Standard">old <text:s text:c="2"/>2: VALUES('&amp;LOANNO','&amp;CNAME','&amp;BNAME',&amp;AMOUNT)</text:p>
      <text:p text:style-name="Standard">new <text:s text:c="2"/>2: VALUES('321','MADHURI','ANDHERI',2000)</text:p>
      <text:p text:style-name="Standard"/>
      <text:p text:style-name="Standard">1 row created.</text:p>
      <text:p text:style-name="Standard"/>
      <text:p text:style-name="Standard">SQL&gt; /</text:p>
      <text:p text:style-name="Standard"><text:soft-page-break/>Enter value for loanno: 375</text:p>
      <text:p text:style-name="Standard">Enter value for cname: PRMOD</text:p>
      <text:p text:style-name="Standard">Enter value for bname: VIRAR</text:p>
      <text:p text:style-name="Standard">Enter value for amount: 8000</text:p>
      <text:p text:style-name="Standard">old <text:s text:c="2"/>2: VALUES('&amp;LOANNO','&amp;CNAME','&amp;BNAME',&amp;AMOUNT)</text:p>
      <text:p text:style-name="Standard">new <text:s text:c="2"/>2: VALUES('375','PRMOD','VIRAR',8000)</text:p>
      <text:p text:style-name="Standard"/>
      <text:p text:style-name="Standard">1 row created.</text:p>
      <text:p text:style-name="Standard"/>
      <text:p text:style-name="Standard">SQL&gt; /</text:p>
      <text:p text:style-name="Standard">Enter value for loanno: 481</text:p>
      <text:p text:style-name="Standard">Enter value for cname: KRANTI</text:p>
      <text:p text:style-name="Standard">Enter value for bname: NEHRUPLACE</text:p>
      <text:p text:style-name="Standard">Enter value for amount: 3000</text:p>
      <text:p text:style-name="Standard">old <text:s text:c="2"/>2: VALUES('&amp;LOANNO','&amp;CNAME','&amp;BNAME',&amp;AMOUNT)</text:p>
      <text:p text:style-name="Standard">new <text:s text:c="2"/>2: VALUES('481','KRANTI','NEHRUPLACE',3000)</text:p>
      <text:p text:style-name="Standard"/>
      <text:p text:style-name="Standard">1 row created.</text:p>
      <text:p text:style-name="Standard"/>
      <text:p text:style-name="Standard">SQL&gt; SELECT * FROM BORROW;</text:p>
      <text:p text:style-name="Standard"/>
      <text:p text:style-name="Standard">LOANN CNAME <text:s text:c="13"/>BNAME <text:s text:c="17"/>AMOUNT</text:p>
      <text:p text:style-name="Standard">----- ------------------ ------------------ ----------</text:p>
      <text:p text:style-name="Standard">201 <text:s text:c="2"/>ANIL <text:s text:c="14"/>VRCE <text:s text:c="20"/>1000</text:p>
      <text:p text:style-name="Standard">206 <text:s text:c="2"/>MEHUL <text:s text:c="13"/>AJNI <text:s text:c="20"/>5000</text:p>
      <text:p text:style-name="Standard">311 <text:s text:c="2"/>SUNIL <text:s text:c="13"/>DHARAMPETH <text:s text:c="14"/>3000</text:p>
      <text:p text:style-name="Standard">321 <text:s text:c="2"/>MADHURI <text:s text:c="11"/>ANDHERI <text:s text:c="17"/>2000</text:p>
      <text:p text:style-name="Standard">375 <text:s text:c="2"/>PRMOD <text:s text:c="13"/>VIRAR <text:s text:c="19"/>8000</text:p>
      <text:p text:style-name="Standard">481 <text:s text:c="2"/>KRANTI <text:s text:c="12"/>NEHRUPLACE <text:s text:c="14"/>3000</text:p>
      <text:p text:style-name="Standard"/>
      <text:p text:style-name="Standard">6 rows selected.</text:p>
      <text:p text:style-name="Standard"/>
      <text:p text:style-name="Standard">SQL&gt; DESC DEPOSIT;</text:p>
      <text:p text:style-name="Standard"><text:s/>Name <text:s text:c="37"/>Null? <text:s text:c="3"/>Type</text:p>
      <text:p text:style-name="Standard"><text:s/>----------------------------------------- -------- -------------------</text:p>
      <text:p text:style-name="Standard"><text:s/>ACTNO <text:s text:c="45"/>VARCHAR2(5)</text:p>
      <text:p text:style-name="Standard"><text:s/>CNAME <text:s text:c="45"/>VARCHAR2(18)</text:p>
      <text:p text:style-name="Standard"><text:s/>BNAME <text:s text:c="45"/>VARCHAR2(18)</text:p>
      <text:p text:style-name="Standard"><text:s/>AMOUNT <text:s text:c="44"/>NUMBER(8,2)</text:p>
      <text:p text:style-name="Standard"><text:s/>ADATE <text:s text:c="45"/>DATE</text:p>
      <text:p text:style-name="Standard"/>
      <text:p text:style-name="Standard">SQL&gt; DESC BRANCH;</text:p>
      <text:p text:style-name="Standard"><text:s/>Name <text:s text:c="37"/>Null? <text:s text:c="3"/>Type</text:p>
      <text:p text:style-name="Standard"><text:s/>----------------------------------------- -------- -------------------</text:p>
      <text:p text:style-name="Standard"><text:s/>BNAME <text:s text:c="45"/>VARCHAR2(18)</text:p>
      <text:p text:style-name="Standard"><text:s/>CITY <text:s text:c="46"/>VARCHAR2(18)</text:p>
      <text:p text:style-name="Standard"/>
      <text:p text:style-name="Standard">SQL&gt; DESC BORROW, CUSTOMERS</text:p>
      <text:p text:style-name="Standard">SP2-0565: Illegal identifier.</text:p>
      <text:p text:style-name="Standard">SQL&gt; DESC BORROW;</text:p>
      <text:p text:style-name="Standard"><text:s/>Name <text:s text:c="37"/>Null? <text:s text:c="3"/>Type</text:p>
      <text:p text:style-name="Standard"><text:s/>----------------------------------------- -------- -------------------</text:p>
      <text:p text:style-name="Standard"><text:soft-page-break/><text:s/>LOANNO <text:s text:c="44"/>VARCHAR2(5)</text:p>
      <text:p text:style-name="Standard"><text:s/>CNAME <text:s text:c="45"/>VARCHAR2(18)</text:p>
      <text:p text:style-name="Standard"><text:s/>BNAME <text:s text:c="45"/>VARCHAR2(18)</text:p>
      <text:p text:style-name="Standard"><text:s/>AMOUNT <text:s text:c="44"/>NUMBER(8,2)</text:p>
      <text:p text:style-name="Standard"/>
      <text:p text:style-name="Standard">SQL&gt; DESC CUSTOMERS;</text:p>
      <text:p text:style-name="Standard"><text:s/>Name <text:s text:c="37"/>Null? <text:s text:c="3"/>Type</text:p>
      <text:p text:style-name="Standard"><text:s/>----------------------------------------- -------- -------------------</text:p>
      <text:p text:style-name="Standard"><text:s/>CNAME <text:s text:c="45"/>VARCHAR2(19)</text:p>
      <text:p text:style-name="Standard"><text:s/>CITY <text:s text:c="46"/>VARCHAR2(18)</text:p>
      <text:p text:style-name="Standard"/>
      <text:p text:style-name="Standard">SQL&gt; SELECT * FROM DEPOSIT;</text:p>
      <text:p text:style-name="Standard"/>
      <text:p text:style-name="Standard">ACTNO CNAME <text:s text:c="13"/>BNAME <text:s text:c="17"/>AMOUNT ADATE</text:p>
      <text:p text:style-name="Standard">----- ------------------ ------------------ ---------- ---------</text:p>
      <text:p text:style-name="Standard">100 <text:s text:c="2"/>ANIL <text:s text:c="14"/>VRCE <text:s text:c="20"/>1000 01-MAR-95</text:p>
      <text:p text:style-name="Standard">101 <text:s text:c="2"/>SUNIL <text:s text:c="13"/>AJNI <text:s text:c="20"/>5000 04-JAN-96</text:p>
      <text:p text:style-name="Standard">102 <text:s text:c="2"/>MEHUL <text:s text:c="13"/>KAROLBAGH <text:s text:c="15"/>3500 17-NOV-95</text:p>
      <text:p text:style-name="Standard">104 <text:s text:c="2"/>MADHURI <text:s text:c="11"/>CHANDI <text:s text:c="18"/>1200 17-DEC-95</text:p>
      <text:p text:style-name="Standard">105 <text:s text:c="2"/>PRMOD <text:s text:c="13"/>M.G.ROAD <text:s text:c="16"/>3000 27-MAR-96</text:p>
      <text:p text:style-name="Standard">106 <text:s text:c="2"/>SANDIP <text:s text:c="12"/>ANDHERI <text:s text:c="17"/>2000 31-MAR-96</text:p>
      <text:p text:style-name="Standard">107 <text:s text:c="2"/>SHIVANI <text:s text:c="11"/>VIRAR <text:s text:c="19"/>1000 05-SEP-95</text:p>
      <text:p text:style-name="Standard">108 <text:s text:c="2"/>KRANTI <text:s text:c="12"/>NEHRU PLACE <text:s text:c="13"/>5000 02-JUL-95</text:p>
      <text:p text:style-name="Standard">109 <text:s text:c="2"/>MINU <text:s text:c="14"/>POWAI <text:s text:c="19"/>7000 10-AUG-95</text:p>
      <text:p text:style-name="Standard"/>
      <text:p text:style-name="Standard">9 rows selected.</text:p>
      <text:p text:style-name="Standard"/>
      <text:p text:style-name="Standard">SQL&gt; SELECT * FROM BRANCH;</text:p>
      <text:p text:style-name="Standard"/>
      <text:p text:style-name="Standard">BNAME <text:s text:c="13"/>CITY</text:p>
      <text:p text:style-name="Standard">------------------ ------------------</text:p>
      <text:p text:style-name="Standard">VRCE <text:s text:c="14"/>NAGPUR</text:p>
      <text:p text:style-name="Standard">AJNI <text:s text:c="14"/>NAGPUR</text:p>
      <text:p text:style-name="Standard">KAROLBAGH <text:s text:c="9"/>DELHI</text:p>
      <text:p text:style-name="Standard">CHANDI <text:s text:c="12"/>DELHI</text:p>
      <text:p text:style-name="Standard">DHARAMPETH <text:s text:c="8"/>NAGPUR</text:p>
      <text:p text:style-name="Standard">M.G.ROAD <text:s text:c="10"/>BANGLORE</text:p>
      <text:p text:style-name="Standard">ANDHERI <text:s text:c="11"/>BOMBAY</text:p>
      <text:p text:style-name="Standard">VIRAR <text:s text:c="13"/>BOMBAY</text:p>
      <text:p text:style-name="Standard">NEHRU PLACE <text:s text:c="7"/>DELHI</text:p>
      <text:p text:style-name="Standard">POWAI <text:s text:c="13"/>BOMBAY</text:p>
      <text:p text:style-name="Standard"/>
      <text:p text:style-name="Standard">10 rows selected.</text:p>
      <text:p text:style-name="Standard"/>
      <text:p text:style-name="Standard">SQL&gt; SELECT * FROM BORROW;</text:p>
      <text:p text:style-name="Standard"/>
      <text:p text:style-name="Standard">LOANN CNAME <text:s text:c="13"/>BNAME <text:s text:c="17"/>AMOUNT</text:p>
      <text:p text:style-name="Standard">----- ------------------ ------------------ ----------</text:p>
      <text:p text:style-name="Standard">201 <text:s text:c="2"/>ANIL <text:s text:c="14"/>VRCE <text:s text:c="20"/>1000</text:p>
      <text:p text:style-name="Standard">206 <text:s text:c="2"/>MEHUL <text:s text:c="13"/>AJNI <text:s text:c="20"/>5000</text:p>
      <text:p text:style-name="Standard">311 <text:s text:c="2"/>SUNIL <text:s text:c="13"/>DHARAMPETH <text:s text:c="14"/>3000</text:p>
      <text:p text:style-name="Standard">321 <text:s text:c="2"/>MADHURI <text:s text:c="11"/>ANDHERI <text:s text:c="17"/>2000</text:p>
      <text:p text:style-name="Standard"><text:soft-page-break/>375 <text:s text:c="2"/>PRMOD <text:s text:c="13"/>VIRAR <text:s text:c="19"/>8000</text:p>
      <text:p text:style-name="Standard">481 <text:s text:c="2"/>KRANTI <text:s text:c="12"/>NEHRUPLACE <text:s text:c="14"/>3000</text:p>
      <text:p text:style-name="Standard"/>
      <text:p text:style-name="Standard">6 rows selected.</text:p>
      <text:p text:style-name="Standard"/>
      <text:p text:style-name="Standard">SQL&gt; SELECT * FROM CUSTOMERS;</text:p>
      <text:p text:style-name="Standard"/>
      <text:p text:style-name="Standard">CNAME <text:s text:c="14"/>CITY</text:p>
      <text:p text:style-name="Standard">------------------- ------------------</text:p>
      <text:p text:style-name="Standard">ANIL <text:s text:c="15"/>CALCUTTA</text:p>
      <text:p text:style-name="Standard">SUNIL <text:s text:c="14"/>DELHI</text:p>
      <text:p text:style-name="Standard">MEHUL <text:s text:c="14"/>BARODA</text:p>
      <text:p text:style-name="Standard">MANDAR <text:s text:c="13"/>PATNA</text:p>
      <text:p text:style-name="Standard">MADHURI <text:s text:c="12"/>NAGPUR</text:p>
      <text:p text:style-name="Standard">PRAMOD <text:s text:c="13"/>NAGPUR</text:p>
      <text:p text:style-name="Standard">SANDIP <text:s text:c="13"/>SURAT</text:p>
      <text:p text:style-name="Standard">SHIVANI <text:s text:c="12"/>BOMBAY</text:p>
      <text:p text:style-name="Standard">KRANTI <text:s text:c="13"/>BOMBAY</text:p>
      <text:p text:style-name="Standard">NAREN <text:s text:c="14"/>BOMBAY</text:p>
      <text:p text:style-name="Standard"/>
      <text:p text:style-name="Standard">10 rows selected.</text:p>
      <text:p text:style-name="Standard"/>
      <text:p text:style-name="Standard">SQL&gt; SELECT ACTNO,AMOUNT FROM DEPOSIT;</text:p>
      <text:p text:style-name="Standard"/>
      <text:p text:style-name="Standard">ACTNO <text:s text:c="4"/>AMOUNT</text:p>
      <text:p text:style-name="Standard">----- ----------</text:p>
      <text:p text:style-name="Standard">100 <text:s text:c="8"/>1000</text:p>
      <text:p text:style-name="Standard">101 <text:s text:c="8"/>5000</text:p>
      <text:p text:style-name="Standard">102 <text:s text:c="8"/>3500</text:p>
      <text:p text:style-name="Standard">104 <text:s text:c="8"/>1200</text:p>
      <text:p text:style-name="Standard">105 <text:s text:c="8"/>3000</text:p>
      <text:p text:style-name="Standard">106 <text:s text:c="8"/>2000</text:p>
      <text:p text:style-name="Standard">107 <text:s text:c="8"/>1000</text:p>
      <text:p text:style-name="Standard">108 <text:s text:c="8"/>5000</text:p>
      <text:p text:style-name="Standard">109 <text:s text:c="8"/>7000</text:p>
      <text:p text:style-name="Standard"/>
      <text:p text:style-name="Standard">9 rows selected.</text:p>
      <text:p text:style-name="Standard"/>
      <text:p text:style-name="Standard">SQL&gt; SELECT CNAME</text:p>
      <text:p text:style-name="Standard"><text:s text:c="2"/>2 <text:s/>FROM DEPOSIT</text:p>
      <text:p text:style-name="Standard"><text:s text:c="2"/>3 <text:s/>WHERE AMOUNT&gt;4000</text:p>
      <text:p text:style-name="Standard"><text:s text:c="2"/>4 <text:s/>;</text:p>
      <text:p text:style-name="Standard"/>
      <text:p text:style-name="Standard">CNAME</text:p>
      <text:p text:style-name="Standard">------------------</text:p>
      <text:p text:style-name="Standard">SUNIL</text:p>
      <text:p text:style-name="Standard">KRANTI</text:p>
      <text:p text:style-name="Standard">MINU</text:p>
      <text:p text:style-name="Standard"/>
      <text:p text:style-name="Standard">SQL&gt; SELECT CNAME FROM DEPOSIT</text:p>
      <text:p text:style-name="Standard"><text:s text:c="2"/>2 <text:s/>WHERE ADATE&gt;'01-dec-1996'</text:p>
      <text:p text:style-name="Standard"><text:s text:c="2"/>3 <text:s/>;</text:p>
      <text:p text:style-name="Standard"><text:soft-page-break/></text:p>
      <text:p text:style-name="Standard">no rows select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7S</meta:editing-duration>
    <meta:editing-cycles>3</meta:editing-cycles>
    <meta:generator>OpenOffice/4.1.1$Win32 OpenOffice.org_project/411m6$Build-9775</meta:generator>
    <dc:date>2017-07-07T11:49:22.18</dc:date>
    <meta:document-statistic meta:table-count="0" meta:image-count="0" meta:object-count="0" meta:page-count="12" meta:paragraph-count="450" meta:word-count="1612" meta:character-count="14421"/>
    <meta:user-defined meta:name="Info 1"/>
    <meta:user-defined meta:name="Info 2"/>
    <meta:user-defined meta:name="Info 3"/>
    <meta:user-defined meta:name="Info 4"/>
  </office:meta>
</office:document-meta>
</file>